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0.128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14">
      <style:table-cell-properties fo:background-color="transparent"/>
    </style:style>
    <style:style style:name="ce2" style:family="table-cell" style:parent-style-name="Default" style:data-style-name="N103"/>
    <style:style style:name="ce3" style:family="table-cell" style:parent-style-name="Default" style:data-style-name="N111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1"/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 style:data-style-name="N36"/>
  </office:automatic-styles>
  <office:body>
    <office:spreadsheet>
      <table:table table:name="(xxxx)銘柄名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3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3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table:style-name="Default" office:value-type="string">
            <text:p>銘柄名</text:p>
          </table:table-cell>
          <table:table-cell table:style-name="Default" office:value-type="string">
            <text:p>(xxxx)銘柄名</text:p>
          </table:table-cell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Default" office:value-type="string">
            <text:p>初期金額</text:p>
          </table:table-cell>
          <table:table-cell table:style-name="ce2" office:value-type="currency" office:currency="JPY" office:value="5000000">
            <text:p>￥5,000,000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office:value-type="string">
            <text:p>トレード期間</text:p>
          </table:table-cell>
          <table:table-cell table:style-name="Default" office:value-type="string">
            <text:p>2018/1/1~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office:value-type="string">
            <text:p>取引日付</text:p>
          </table:table-cell>
          <table:table-cell table:style-name="Default" office:value-type="string">
            <text:p>株価</text:p>
          </table:table-cell>
          <table:table-cell table:style-name="Default" office:value-type="string">
            <text:p>買い株数</text:p>
          </table:table-cell>
          <table:table-cell table:style-name="Default" office:value-type="string">
            <text:p>保有株数</text:p>
          </table:table-cell>
          <table:table-cell table:style-name="Default" office:value-type="string">
            <text:p>平均取得単価</text:p>
          </table:table-cell>
          <table:table-cell table:style-name="Default" office:value-type="string">
            <text:p>ロング損益</text:p>
          </table:table-cell>
          <table:table-cell table:style-name="Default" office:value-type="string">
            <text:p>空売り株数</text:p>
          </table:table-cell>
          <table:table-cell table:style-name="Default" office:value-type="string">
            <text:p>空売り中の株数</text:p>
          </table:table-cell>
          <table:table-cell table:style-name="Default" office:value-type="string">
            <text:p>平均売り単価</text:p>
          </table:table-cell>
          <table:table-cell table:style-name="Default" office:value-type="string">
            <text:p>ショート損益</text:p>
          </table:table-cell>
          <table:table-cell table:style-name="Default" office:value-type="string">
            <text:p>資産総額</text:p>
          </table:table-cell>
          <table:table-cell office:value-type="string">
            <text:p>メモ</text:p>
          </table:table-cell>
          <table:table-cell office:value-type="string">
            <text:p>長期間休暇(トレードの休み期間)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>
            <text:p>2018/4/28～5/6</text:p>
          </table:table-cell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18/12/29～2019/1/6</text:p>
          </table:table-cell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19/4/27～5/5</text:p>
          </table:table-cell>
          <table:table-cell table:style-name="ce7" table:number-columns-repeated="4"/>
          <table:table-cell table:style-name="ce4" table:number-columns-repeated="3"/>
        </table:table-row>
        <table:table-row table:style-name="ro1">
          <table:table-cell table:number-columns-repeated="13"/>
          <table:table-cell office:value-type="string">
            <text:p>2019/12/28～2020/1/5</text:p>
          </table:table-cell>
          <table:table-cell table:style-name="ce7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20/4/29～5/6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0/12/26～2021/1/3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1/4/29～5/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1/12/29～2022/1/3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number-columns-repeated="14"/>
          <table:table-cell table:style-name="ce7" table:number-columns-repeated="4"/>
          <table:table-cell table:number-columns-repeated="3"/>
        </table:table-row>
        <table:table-row table:style-name="ro2">
          <table:table-cell table:number-columns-repeated="12"/>
          <table:table-cell office:value-type="string">
            <text:p>決算日</text:p>
          </table:table-cell>
          <table:table-cell/>
          <table:table-cell table:style-name="ce7" table:number-columns-repeated="4"/>
          <table:table-cell table:number-columns-repeated="3"/>
        </table:table-row>
        <table:table-row table:style-name="ro2">
          <table:table-cell table:number-columns-repeated="13"/>
          <table:table-cell table:style-name="ce7" office:value-type="date" office:date-value="2018-02-14">
            <text:p>2018/02/14</text:p>
          </table:table-cell>
          <table:table-cell table:style-name="ce7" table:number-columns-repeated="4"/>
          <table:table-cell table:number-columns-repeated="3"/>
        </table:table-row>
        <table:table-row table:style-name="ro2">
          <table:table-cell table:number-columns-repeated="13"/>
          <table:table-cell table:style-name="ce7" office:value-type="date" office:date-value="2018-05-15">
            <text:p>2018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18-08-10">
            <text:p>2018/08/10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18-11-09">
            <text:p>2018/11/09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7" office:value-type="date" office:date-value="2019-02-14">
            <text:p>2019/02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19-05-15">
            <text:p>2019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19-08-09">
            <text:p>2019/08/09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19-11-12">
            <text:p>2019/11/12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7" office:value-type="date" office:date-value="2020-02-14">
            <text:p>2020/02/14</text:p>
          </table:table-cell>
          <table:table-cell table:number-columns-repeated="7"/>
        </table:table-row>
        <table:table-row table:style-name="ro2">
          <table:table-cell table:number-columns-repeated="11"/>
          <table:table-cell table:style-name="ce6"/>
          <table:table-cell/>
          <table:table-cell table:style-name="ce7" office:value-type="date" office:date-value="2020-05-15">
            <text:p>2020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0-08-12">
            <text:p>2020/08/12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0-11-10">
            <text:p>2020/11/10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7" office:value-type="date" office:date-value="2021-02-12">
            <text:p>2021/02/12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1-05-14">
            <text:p>2021/05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1-08-10">
            <text:p>2021/08/10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1-11-11">
            <text:p>2021/11/11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7" office:value-type="date" office:date-value="2022-02-14">
            <text:p>2022/02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7" office:value-type="date" office:date-value="2022-05-13">
            <text:p>2022/05/13</text:p>
          </table:table-cell>
          <table:table-cell table:number-columns-repeated="7"/>
        </table:table-row>
        <table:table-row table:style-name="ro2" table:number-rows-repeated="162">
          <table:table-cell table:number-columns-repeated="21"/>
        </table:table-row>
        <table:table-row table:style-name="ro2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1P0"/>
    </number:currency-style>
    <number:date-style style:name="N112">
      <number:month/>
      <number:text>月</number:text>
      <number:day/>
      <number:text>日</number:text>
    </number:date-style>
    <number:currency-style style:name="N11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3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3P0"/>
    </number:currency-style>
    <number:date-style style:name="N114">
      <number:year number:style="long"/>
      <number:text>-</number:text>
      <number:month number:style="long"/>
      <number:text>-</number:text>
      <number:day number:style="long"/>
    </number:date-style>
    <number:number-style style:name="N116P0" style:volatile="true">
      <number:number number:decimal-places="1" number:min-integer-digits="1"/>
    </number:number-style>
    <number:number-style style:name="N116">
      <style:text-properties fo:color="#ff0000"/>
      <number:text>-</number:text>
      <number:number number:decimal-places="1" number:min-integer-digits="1"/>
      <style:map style:condition="value()&gt;=0" style:apply-style-name="N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2022/07/02</text:date>, <text:time>15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20M57S</meta:editing-duration>
    <meta:editing-cycles>113</meta:editing-cycles>
    <meta:generator>OpenOffice/4.1.5$Win32 OpenOffice.org_project/415m1$Build-9789</meta:generator>
    <dc:date>2022-07-02T15:32:41.90</dc:date>
    <dc:creator>Shin </dc:creator>
    <meta:document-statistic meta:table-count="1" meta:cell-count="46" meta:object-count="0"/>
    <meta:user-defined meta:name="Info 1"/>
    <meta:user-defined meta:name="Info 2"/>
    <meta:user-defined meta:name="Info 3"/>
    <meta:user-defined meta:name="Info 4"/>
  </office:meta>
</office:document-meta>
</file>